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fo:font-weight="bold" officeooo:rsid="00028b81" officeooo:paragraph-rsid="00028b81" style:font-size-asian="15.75pt" style:font-weight-asian="bold" style:font-size-complex="18pt" style:font-weight-complex="bold"/>
    </style:style>
    <style:style style:name="P2" style:family="paragraph" style:parent-style-name="Standard">
      <style:text-properties fo:font-size="18pt" fo:font-weight="bold" officeooo:rsid="000a2a98" officeooo:paragraph-rsid="000a2a98" style:font-size-asian="15.75pt" style:font-weight-asian="bold" style:font-size-complex="18pt" style:font-weight-complex="bold"/>
    </style:style>
    <style:style style:name="P3" style:family="paragraph" style:parent-style-name="Standard">
      <style:text-properties fo:font-size="18pt" fo:font-weight="bold" officeooo:rsid="000c1da7" officeooo:paragraph-rsid="000c1da7" style:font-size-asian="15.75pt" style:font-weight-asian="bold" style:font-size-complex="18pt" style:font-weight-complex="bold"/>
    </style:style>
    <style:style style:name="P4" style:family="paragraph" style:parent-style-name="Standard">
      <style:text-properties fo:font-size="18pt" fo:font-weight="bold" officeooo:rsid="000da555" officeooo:paragraph-rsid="000da555" style:font-size-asian="15.75pt" style:font-weight-asian="bold" style:font-size-complex="18pt" style:font-weight-complex="bold"/>
    </style:style>
    <style:style style:name="P5" style:family="paragraph" style:parent-style-name="Standard">
      <style:text-properties fo:font-size="18pt" style:text-underline-style="none" fo:font-weight="bold" officeooo:rsid="0002daa3" officeooo:paragraph-rsid="0002daa3" style:font-size-asian="15.75pt" style:font-weight-asian="bold" style:font-size-complex="18pt" style:font-weight-complex="bold"/>
    </style:style>
    <style:style style:name="P6" style:family="paragraph" style:parent-style-name="Standard">
      <style:text-properties fo:font-size="18pt" style:text-underline-style="none" fo:font-weight="bold" officeooo:rsid="00043f71" officeooo:paragraph-rsid="00043f71" style:font-size-asian="15.75pt" style:font-weight-asian="bold" style:font-size-complex="18pt" style:font-weight-complex="bold"/>
    </style:style>
    <style:style style:name="P7" style:family="paragraph" style:parent-style-name="Standard">
      <style:text-properties fo:font-size="18pt" style:text-underline-style="none" fo:font-weight="bold" officeooo:rsid="000619e4" officeooo:paragraph-rsid="000619e4" style:font-size-asian="15.75pt" style:font-weight-asian="bold" style:font-size-complex="18pt" style:font-weight-complex="bold"/>
    </style:style>
    <style:style style:name="P8" style:family="paragraph" style:parent-style-name="Standard">
      <style:text-properties fo:font-size="18pt" style:text-underline-style="none" fo:font-weight="bold" officeooo:rsid="00078375" officeooo:paragraph-rsid="00078375" style:font-size-asian="15.75pt" style:font-weight-asian="bold" style:font-size-complex="18pt" style:font-weight-complex="bold"/>
    </style:style>
    <style:style style:name="P9" style:family="paragraph" style:parent-style-name="Standard">
      <style:text-properties fo:font-size="12pt" fo:font-weight="normal" officeooo:rsid="00043f71" officeooo:paragraph-rsid="00043f71" style:font-size-asian="10.5pt" style:font-weight-asian="normal" style:font-size-complex="12pt" style:font-weight-complex="normal"/>
    </style:style>
    <style:style style:name="P10" style:family="paragraph" style:parent-style-name="Standard">
      <style:text-properties fo:font-size="12pt" fo:font-weight="normal" officeooo:rsid="000b6a11" officeooo:paragraph-rsid="000b6a11" style:font-size-asian="10.5pt" style:font-weight-asian="normal" style:font-size-complex="12pt" style:font-weight-complex="normal"/>
    </style:style>
    <style:style style:name="P11" style:family="paragraph" style:parent-style-name="Standard">
      <style:text-properties fo:font-size="12pt" fo:font-weight="normal" officeooo:rsid="000c1da7" officeooo:paragraph-rsid="000c1da7" style:font-size-asian="10.5pt" style:font-weight-asian="normal" style:font-size-complex="12pt" style:font-weight-complex="normal"/>
    </style:style>
    <style:style style:name="P12" style:family="paragraph" style:parent-style-name="Standard">
      <style:text-properties fo:font-size="12pt" fo:font-weight="normal" officeooo:rsid="000da555" officeooo:paragraph-rsid="000da555" style:font-size-asian="10.5pt" style:font-weight-asian="normal" style:font-size-complex="12pt" style:font-weight-complex="normal"/>
    </style:style>
    <style:style style:name="P13" style:family="paragraph" style:parent-style-name="Standard">
      <style:text-properties fo:font-size="12pt" style:text-underline-style="solid" style:text-underline-width="auto" style:text-underline-color="font-color" fo:font-weight="normal" officeooo:rsid="00028b81" officeooo:paragraph-rsid="00028b81"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02daa3" officeooo:paragraph-rsid="0002daa3"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0619e4" officeooo:paragraph-rsid="000619e4"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078375" officeooo:paragraph-rsid="00078375"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084b92" officeooo:paragraph-rsid="00084b92" style:font-size-asian="10.5pt" style:font-weight-asian="normal" style:font-size-complex="12pt" style:font-weight-complex="normal"/>
    </style:style>
    <style:style style:name="P18" style:family="paragraph" style:parent-style-name="Standard">
      <style:text-properties fo:font-size="12pt" fo:font-style="italic" fo:font-weight="normal" officeooo:rsid="00043f71" officeooo:paragraph-rsid="00043f71" style:font-size-asian="10.5pt" style:font-style-asian="italic" style:font-weight-asian="normal" style:font-size-complex="12pt" style:font-style-complex="italic" style:font-weight-complex="normal"/>
    </style:style>
    <style:style style:name="P19" style:family="paragraph" style:parent-style-name="Standard">
      <style:text-properties fo:font-size="12pt" fo:font-style="italic" fo:font-weight="normal" officeooo:rsid="00028b81" officeooo:paragraph-rsid="00043f71" style:font-size-asian="10.5pt" style:font-style-asian="italic" style:font-weight-asian="normal" style:font-size-complex="12pt" style:font-style-complex="italic" style:font-weight-complex="normal"/>
    </style:style>
    <style:style style:name="P20" style:family="paragraph" style:parent-style-name="Standard">
      <style:text-properties officeooo:paragraph-rsid="00084b92"/>
    </style:style>
    <style:style style:name="P21" style:family="paragraph" style:parent-style-name="Standard">
      <style:text-properties fo:font-size="12pt" fo:font-weight="normal" officeooo:rsid="001033aa" officeooo:paragraph-rsid="001033aa" style:font-size-asian="10.5pt" style:font-weight-asian="normal" style:font-size-complex="12pt" style:font-weight-complex="normal"/>
    </style:style>
    <style:style style:name="P22" style:family="paragraph" style:parent-style-name="Standard">
      <style:text-properties fo:font-size="12pt" fo:font-weight="normal" officeooo:rsid="001070c3" officeooo:paragraph-rsid="001070c3" style:font-size-asian="10.5pt" style:font-weight-asian="normal" style:font-size-complex="12pt" style:font-weight-complex="normal"/>
    </style:style>
    <style:style style:name="P23" style:family="paragraph" style:parent-style-name="Standard">
      <style:text-properties fo:font-size="12pt" fo:font-weight="normal" officeooo:rsid="00122ffb" officeooo:paragraph-rsid="00122ffb" style:font-size-asian="10.5pt" style:font-weight-asian="normal" style:font-size-complex="12pt" style:font-weight-complex="normal"/>
    </style:style>
    <style:style style:name="P24" style:family="paragraph" style:parent-style-name="Standard">
      <style:text-properties fo:font-size="12pt" fo:font-weight="normal" officeooo:rsid="00125855" officeooo:paragraph-rsid="00125855" style:font-size-asian="10.5pt" style:font-weight-asian="normal" style:font-size-complex="12pt" style:font-weight-complex="normal"/>
    </style:style>
    <style:style style:name="P25" style:family="paragraph" style:parent-style-name="Standard">
      <style:text-properties fo:font-size="12pt" fo:font-weight="normal" officeooo:rsid="001520a9" officeooo:paragraph-rsid="001520a9" style:font-size-asian="10.5pt" style:font-weight-asian="normal" style:font-size-complex="12pt" style:font-weight-complex="normal"/>
    </style:style>
    <style:style style:name="P26" style:family="paragraph" style:parent-style-name="Standard">
      <style:text-properties fo:font-size="12pt" fo:font-weight="normal" officeooo:rsid="00171bfb" officeooo:paragraph-rsid="00171bfb" style:font-size-asian="10.5pt" style:font-weight-asian="normal" style:font-size-complex="12pt" style:font-weight-complex="normal"/>
    </style:style>
    <style:style style:name="P27" style:family="paragraph" style:parent-style-name="Standard">
      <style:text-properties fo:font-size="12pt" fo:font-weight="normal" officeooo:rsid="001a10a5" officeooo:paragraph-rsid="001a10a5" style:font-size-asian="10.5pt" style:font-weight-asian="normal" style:font-size-complex="12pt" style:font-weight-complex="normal"/>
    </style:style>
    <style:style style:name="P28" style:family="paragraph" style:parent-style-name="Standard">
      <style:text-properties fo:font-size="12pt" fo:font-weight="normal" officeooo:rsid="001a33c9" officeooo:paragraph-rsid="001a33c9" style:font-size-asian="10.5pt" style:font-weight-asian="normal" style:font-size-complex="12pt" style:font-weight-complex="normal"/>
    </style:style>
    <style:style style:name="P29" style:family="paragraph" style:parent-style-name="Standard">
      <style:text-properties fo:font-size="12pt" style:text-underline-style="none" fo:font-weight="normal" officeooo:rsid="001bf989" officeooo:paragraph-rsid="001bf989"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1d7363" officeooo:paragraph-rsid="001d7363" style:font-size-asian="10.5pt" style:font-weight-asian="normal" style:font-size-complex="12pt" style:font-weight-complex="normal"/>
    </style:style>
    <style:style style:name="P31" style:family="paragraph" style:parent-style-name="Standard">
      <style:text-properties fo:font-size="18pt" fo:font-weight="bold" officeooo:rsid="001070c3" officeooo:paragraph-rsid="001070c3" style:font-size-asian="15.75pt" style:font-weight-asian="bold" style:font-size-complex="18pt" style:font-weight-complex="bold"/>
    </style:style>
    <style:style style:name="P32" style:family="paragraph" style:parent-style-name="Standard">
      <style:text-properties fo:font-size="18pt" fo:font-weight="bold" officeooo:rsid="00125855" officeooo:paragraph-rsid="00125855" style:font-size-asian="15.75pt" style:font-weight-asian="bold" style:font-size-complex="18pt" style:font-weight-complex="bold"/>
    </style:style>
    <style:style style:name="P33" style:family="paragraph" style:parent-style-name="Standard">
      <style:text-properties fo:font-size="18pt" fo:font-weight="bold" officeooo:rsid="00133f8a" officeooo:paragraph-rsid="00133f8a" style:font-size-asian="15.75pt" style:font-weight-asian="bold" style:font-size-complex="18pt" style:font-weight-complex="bold"/>
    </style:style>
    <style:style style:name="P34" style:family="paragraph" style:parent-style-name="Standard">
      <style:text-properties fo:font-size="18pt" fo:font-weight="bold" officeooo:rsid="0017009a" officeooo:paragraph-rsid="0017009a" style:font-size-asian="15.75pt" style:font-weight-asian="bold" style:font-size-complex="18pt" style:font-weight-complex="bold"/>
    </style:style>
    <style:style style:name="P35" style:family="paragraph" style:parent-style-name="Standard">
      <style:text-properties fo:font-size="18pt" fo:font-weight="bold" officeooo:rsid="001865a0" officeooo:paragraph-rsid="001865a0" style:font-size-asian="15.75pt" style:font-weight-asian="bold" style:font-size-complex="18pt" style:font-weight-complex="bold"/>
    </style:style>
    <style:style style:name="P36" style:family="paragraph" style:parent-style-name="Standard">
      <style:text-properties fo:font-size="18pt" fo:font-weight="bold" officeooo:rsid="001a10a5" officeooo:paragraph-rsid="001a10a5" style:font-size-asian="15.75pt" style:font-weight-asian="bold" style:font-size-complex="18pt" style:font-weight-complex="bold"/>
    </style:style>
    <style:style style:name="P37" style:family="paragraph" style:parent-style-name="Standard">
      <style:text-properties fo:font-size="18pt" fo:font-weight="bold" officeooo:rsid="001a33c9" officeooo:paragraph-rsid="001a33c9" style:font-size-asian="15.75pt" style:font-weight-asian="bold" style:font-size-complex="18pt" style:font-weight-complex="bold"/>
    </style:style>
    <style:style style:name="T1" style:family="text">
      <style:text-properties officeooo:rsid="0002daa3"/>
    </style:style>
    <style:style style:name="T2" style:family="text">
      <style:text-properties officeooo:rsid="000a2a98"/>
    </style:style>
    <style:style style:name="T3" style:family="text">
      <style:text-properties officeooo:rsid="000c1da7"/>
    </style:style>
    <style:style style:name="T4" style:family="text">
      <style:text-properties officeooo:rsid="001070c3"/>
    </style:style>
    <style:style style:name="T5" style:family="text">
      <style:text-properties style:text-underline-style="solid" style:text-underline-width="auto" style:text-underline-color="font-color" officeooo:rsid="00133f8a"/>
    </style:style>
    <style:style style:name="T6" style:family="text">
      <style:text-properties style:text-underline-style="none"/>
    </style:style>
    <style:style style:name="T7" style:family="text">
      <style:text-properties style:text-underline-style="none" officeooo:rsid="00133f8a"/>
    </style:style>
    <style:style style:name="T8" style:family="text">
      <style:text-properties style:text-underline-style="none" officeooo:rsid="0017009a"/>
    </style:style>
    <style:style style:name="T9" style:family="text">
      <style:text-properties fo:font-style="italic" style:font-style-asian="italic" style:font-style-complex="italic"/>
    </style:style>
    <style:style style:name="T10" style:family="text">
      <style:text-properties officeooo:rsid="00133f8a"/>
    </style:style>
    <style:style style:name="T11" style:family="text">
      <style:text-properties officeooo:rsid="001d73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ción de ejercicios temas 1 y 2.</text:p>
      <text:p text:style-name="P1">Sistemas Operativos.</text:p>
      <text:p text:style-name="P1">Nombre: Marvin Peinado Vidaña</text:p>
      <text:p text:style-name="P1">Grupo: B</text:p>
      <text:p text:style-name="P1"/>
      <text:p text:style-name="P1">Ejercicio 1:</text:p>
      <text:p text:style-name="P9">Probablemente no queramos una arquitectura modular en SOs en los que se busque una funcionalidad muy limitada pero a gran rendimiento, ya que la asignación dinámica de esos módulos puede resultar ineficiente y buscamos eficiencia. Por ejemplo, si se busca un sistema que realice una gran cantidad de operaciones de cómputo en un tiempo muy reducido.</text:p>
      <text:p text:style-name="P9"/>
      <text:p text:style-name="P18">MAL?</text:p>
      <text:p text:style-name="P19">Un SO con una arquitectura modular presenta una serie de características que le diferencian de otros y hacen de él una estructura más útil en ciertas condiciones e inútil en otras.</text:p>
      <text:p text:style-name="P19">Las ventajas y desventajas son:</text:p>
      <text:p text:style-name="P19">-Presentan distintos niveles en los que para programar un nivel determinado no hay que tener en cuenta sus niveles superiores ya que estos se desarrollan a partir de este y no contienen información que ese nivel necesite utilizar, por tanto, reducen la complejidad frente a otras estructuras como las monolíticas.</text:p>
      <text:p text:style-name="P19">-Los niveles deben estar muy bien elegidos ya que se debe cumplir el principio de funcionamiento principal .</text:p>
      <text:p text:style-name="P19">- El utilizar muchas niveles, hace que sea menos eficiente , ya que se realizan gran cantidad de llamadas.</text:p>
      <text:p text:style-name="P19"/>
      <text:p text:style-name="P19">Por tanto, esta estructura es mala cuando buscamos:</text:p>
      <text:p text:style-name="P19">-Un SO que contenga una variada gama de prestaciones(que sea interactivo, que realice procesos computacionales extensos con una gran cantidad de datos…), ya que la disposición de las capas sería muy difícil de diseñar. Por ejemplo, nuestro SO t<text:span text:style-name="T1">iene</text:span> la capa del controlador de dispositivos E/<text:span text:style-name="T1">S encima de la capa que gestiona la memoria principal, sin embargo, nuestra CPU maneja una cantidad de datos tan grande que necesita acceder directamente a memoria, por lo que la capa de la CPU se encuentra debajo de las otras dos. En este caso puede ocurrir que la capa que gestiona la memoria asigne posiciones a datos que han entrado a través de un dispositivo E/S, y estas posiciones pueden estar a su vez utilizadas por la CPU en uno de sus cálculos.</text:span></text:p>
      <text:p text:style-name="P19">-<text:span text:style-name="T1">Un SO que responda rápidamente en ciertas situaciones, por ejemplo, un SO en tiempo real que gestiona una presa hidráulica necesita reducir la presión urgentemente abriendo un orificio de la presa y tiene que hacerlo en un tiempo muy rápido. Entonces el dispositivo que detecta la presión manda una señal que recibe el SO y gestiona en sus distintas capas. Esta gestión puede durar demasiado y no atender a tiempo las necesidades de la presa.</text:span></text:p>
      <text:p text:style-name="P19"/>
      <text:p text:style-name="P13"/>
      <text:p text:style-name="P5">Ejercicio 2:</text:p>
      <text:p text:style-name="P14">El principal problema de los SOs <text:s/>monolíticos es la alta complejidad de estos. Se tratan de sistemas con miles o millones de líneas de código e infinidad de funciones que se llaman entre ellas, lo que genera un flujo de alta complejidad y serios problemas a la hora de realizar modificaciones y/o optimizaciones. Además no se oculta la información entre distintos elementos del SO, por lo que implementar mecanismos de ocultación aumentaría aún más la complejidad y los costes.</text:p>
      <text:p text:style-name="P14"/>
      <text:p text:style-name="P6">Ejercicio 3:</text:p>
      <text:p text:style-name="P15"><text:soft-page-break/>Se comunican mediante el paso de mensajes a través del microkernel. Cuando un proceso necesita un servicio inicia una llamada al microkernel, que ejecuta este servicio en espacio de usuario. Una vez realizado el servicio el kernel vuelve a realizar otro cambio de contexto para que el programa que realizó la llamada continúe su flujo de ejecución.</text:p>
      <text:p text:style-name="P15"/>
      <text:p text:style-name="P7">Ejercicio 4:</text:p>
      <text:p text:style-name="P15">Una ventaja de la arquitectura microkernel es su facilidad para expandirse, ya que, al tener en el kernel sólo las funciones básicas, la ampliación de servicios y de funcionalidad se puede implementar de una manera más fácil sin tener que pensar en reducir costes de memoria del kernel, ya que se implementan en la zona de memoria del usuario.</text:p>
      <text:p text:style-name="P15"/>
      <text:p text:style-name="P15">Sin embargo, una gran desventaja es que estos sistemas no resultan muy eficientes, ya que las llamadas a servicios por parte de programas del usuario suponen cuatro cambios de contexto, que conllevan a salvar información, procesar estos cambios… </text:p>
      <text:p text:style-name="P15"/>
      <text:p text:style-name="P7">Ejercicio 5:</text:p>
      <text:p text:style-name="P15">En un sistema por capas, ya que hay que una capa llama a otra, y así sucesivamente</text:p>
      <text:p text:style-name="P15"/>
      <text:p text:style-name="P15"/>
      <text:p text:style-name="P8">Ejercicio 6: </text:p>
      <text:p text:style-name="P16">Lás máquinas virtuales son un conjunto de réplicas software abstractas de un mismo hardware, todas ellas idénticas donde un monitor se encarga de gestionarles el hardware real. Sin embargo, cada réplica piensa que <text:s/>es la única en el sistema y que está interactuando directamente con el hardware cuando en realidad es el monitor el que gestiona esto.</text:p>
      <text:p text:style-name="P16"/>
      <text:p text:style-name="P16">Ventajas: Se permite la multiprogramación, en la que varios sistemas totalmente independientes generan procesos al mismo tiempo y así se consigue un rendimiento mayor . También se produce aislamiento entre sistemas ya que no tienen constancia de que hay más sistemas en el ordenador y el monitor los gestiona de manera que no se pueden perjudicar unos a otros.</text:p>
      <text:p text:style-name="P16"/>
      <text:p text:style-name="P16">Inconvenientes: El tener varias máquinas funcionando al mismo tiempo puede provocar que se consuman muchos recursos, y gestionarlas para que compartan el hardware real también supone una inversión muy grande en cuanto a recursos del sistema, por lo que pueden llegar a ser ineficiente.</text:p>
      <text:p text:style-name="P16"/>
      <text:p text:style-name="P16">con las máquinas virtuales, un usuario puede iniciar su ordenador y seleccionar un sistema operativo distinto dependiendo de sus necesidades.</text:p>
      <text:p text:style-name="P16"/>
      <text:p text:style-name="P8">Ejercicio 7:</text:p>
      <text:p text:style-name="P16">La implementación de una máquina virtual puede llegar a ser algo compleja. Para implementarla, necesitamos que cada máquina tenga su modo usuario y kernel “virtual”, y que a su vez el monitor de gestión tenga estos dos modos de manera real. Cuando un usuario virtual realiza una llamada al sistema, el modo usuario del monitor coge esa llamada y realiza una llamada al sistema real, y , una vez obtenidos los datos, el kernel virtual recibe estos datos y cambia los registros virtuales de la máquina en cuestión.</text:p>
      <text:p text:style-name="P17">Dependiendo de las marcas, se dan distintas implementaciones:</text:p>
      <text:p text:style-name="P17">VMWare : Producida por IBM, se trata de una aplicación que se ejecuta sobre un Sistema Operativo “host”, donde se cargan varias máquinas virtuales. Así, el encargado de gestionar las máquinas es el propio Sistema que ejecuta la aplicación.</text:p>
      <text:p text:style-name="P20">Java Virtual Machine : En este caso, se trata de código escrito en Java donde un intérprete o un compilador just-in-time que generan un archivo .class, este archivo tiene que pasar por una serie de <text:soft-page-break/>requisitos antes de ser ejecutado, y, una vez superados, ya se ejecuta el SO en cuestión. <text:span text:style-name="T2">Esto puede ejecutarse desde un SO host como la anterior o desde un explorador WEB. Además, también se puede usar un chip hardware diseñado para ejecutar este tipo de código.</text:span></text:p>
      <text:p text:style-name="P20"/>
      <text:p text:style-name="P2">Ejercicio 8:</text:p>
      <text:p text:style-name="P10">No, el núcleo del sistema realiza muchas más tareas como el tratamiento de interrupciones. <text:span text:style-name="T3">Los diferentes modos que ejecuta el procesador se distinguen en modo kernel y modo usuario.</text:span></text:p>
      <text:p text:style-name="P10"/>
      <text:p text:style-name="P3">Ejercicio 9:</text:p>
      <text:p text:style-name="P11">Sobre el papel, el núcleo de Linux es monolítico, sin embargo, tiene una característica excepcional que permite que el desarrollo del sistema y la adición de nuevos elementos no sea tan compleja. Para ello, Linux utiliza módulos cargables, que se tratan de ficheros que se enlazan dinámicamente en tiempo de ejecución cuando son requeridos y se puede apilar de manera jerárquica, de manera que los módulos superiores actúan como clientes de los inferiores, que actúan como bibliotecas. Esto presenta grandes ventajas:</text:p>
      <text:p text:style-name="P11"/>
      <text:p text:style-name="P12">Se pueden apilar varios módulos para elementos que necesiten código parecido o que tenga funciones en común y así se evita la replicación de código.</text:p>
      <text:p text:style-name="P12"/>
      <text:p text:style-name="P12">El núcleo permite el aislamiento de código y aumenta la seguridad decidiendo que módulos son cargados según las necesidades de ciertos programas</text:p>
      <text:p text:style-name="P12"/>
      <text:p text:style-name="P12">Como se ha mencionado ya, se consigue que el núcleo tenga menos líneas de código y que se desarrolle de manera mucho más sencilla</text:p>
      <text:p text:style-name="P12"/>
      <text:p text:style-name="P4">Ejercicio 10:</text:p>
      <text:p text:style-name="P12"/>
      <text:p text:style-name="P21">Desde la visión de un usuario, se pueden usar dos programas para cargar módulos dinámicos en el kernel: modprobe y insmod. Esta última instala únicamente el módulo que se le asigne, <text:span text:style-name="T4">mientras que modprobe instala además todos los módulos que contienen funciones que el módulo asignado pueda necesitar. Las acciones relacionadas con la carga de módulos están fuertemente relacionadas con el enlazado de archivos objeto.</text:span></text:p>
      <text:p text:style-name="P22">Una vez instalados los módulos, los nuevos kernels de Linux necesitan solo una orden para cargar los módulos: --init_module--(Las ordenes anteriores son para instalarlos??).</text:p>
      <text:p text:style-name="P22"/>
      <text:p text:style-name="P31">Ejercicio 11:</text:p>
      <text:p text:style-name="P23">Para que el núcleo realice esta tarea, es necesario que los archivos binarios requeridos estén localizados. Para localizarlos, es mucho más útil hacerlo desde el espacio de usuario. Para ello, se ejecuta un comando llamado kmod en modo kernel, que se encarga de buscar en el Sistema de Archivos las dependencias necesarias para instalar el módulo.</text:p>
      <text:p text:style-name="P23"/>
      <text:p text:style-name="P32">Ejercicio 13:</text:p>
      <text:p text:style-name="P24">La principal diferencia es que los <text:span text:style-name="T9">Namespaces</text:span> <text:s/>no crean un kernel virtual en el que se inicia una maquina completamente nueva la cual tiene que ser gestionada <text:span text:style-name="T10">por un monitor . Los namespaces funcionan de manera más sencilla, asignando una serie de recursos a cada </text:span><text:span text:style-name="T5">contenedor</text:span><text:span text:style-name="T7"> , el cuál se diferencia del resto por su namespace. De esta manera, cada contenedor puede iniciar un sistema. Los contenedores no se conocen en absoluto los unos con los otros, sino que solamente el padre que genera los contenedores hijos los conoce.</text:span></text:p>
      <text:p text:style-name="P24"><text:span text:style-name="T7"/></text:p>
      <text:p text:style-name="P33"><text:soft-page-break/><text:span text:style-name="T6">Ejercicio 15:</text:span></text:p>
      <text:p text:style-name="P25"><text:span text:style-name="T6">La idea de los Control Groups es conseguir abstraer uno o más procesos de manera que el planificador pueda identificarlos para conseguir asignar tiempo de CPU de la manera más justa posible a cada usuario. </text:span><text:span text:style-name="T8">Los procesos que se encuentran en un grupo a su vez le son asignados un tiempo de CPU adaptado a sus necesidades.</text:span></text:p>
      <text:p text:style-name="P25"><text:span text:style-name="T8"/></text:p>
      <text:p text:style-name="P34"><text:span text:style-name="T6">Ejercicio 17:</text:span></text:p>
      <text:p text:style-name="P26"><text:span text:style-name="T6">NO he encontrado esta gráfica en ningún sitio</text:span></text:p>
      <text:p text:style-name="P26"><text:span text:style-name="T6"/></text:p>
      <text:p text:style-name="P35"><text:span text:style-name="T6">Ejercicio 12:</text:span></text:p>
      <text:p text:style-name="P27"><text:span text:style-name="T6">Una aplicación muy interesante es crear un contenedor para ejecutar una serie de procesos en modo privilegiado asignándole una serie de recursos sin que afecten a los otros elementos del sistema.</text:span></text:p>
      <text:p text:style-name="P27"><text:span text:style-name="T6"/></text:p>
      <text:p text:style-name="P36"><text:span text:style-name="T6">Ejercicio 14:</text:span></text:p>
      <text:p text:style-name="P28"><text:span text:style-name="T6">El proceso de implementación se diferencia en dos partes, primero se crea una sub-estructura por cada Namespace que engloba todos los componentes necesarios para su creación y a continuación se ejecuta un mecanismo que asigna cada proceso a su Namespace correspondiente.</text:span></text:p>
      <text:p text:style-name="P28"><text:span text:style-name="T6"/></text:p>
      <text:p text:style-name="P37"><text:span text:style-name="T6">Ejercicio 16:</text:span></text:p>
      <text:p text:style-name="P29">a)Sí, para “eliminar” el PCB y su imagen de memoria. No lo sé? Yo creo que no, ya que al ser monoprogramado, no necesita PCB.</text:p>
      <text:p text:style-name="P29">b)No, es tarea del planificador(?).</text:p>
      <text:p text:style-name="P29">c)<text:span text:style-name="T11">Mantener a la CPU ocupada ejecutando, por ejemplo, un bucle infinito.</text:span></text:p>
      <text:p text:style-name="P30">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1T13:01:11.809494990</meta:creation-date>
    <dc:date>2020-11-22T19:02:49.318255466</dc:date>
    <meta:editing-duration>PT2H6M16S</meta:editing-duration>
    <meta:editing-cycles>8</meta:editing-cycles>
    <meta:generator>LibreOffice/6.4.6.2$Linux_X86_64 LibreOffice_project/40$Build-2</meta:generator>
    <meta:document-statistic meta:table-count="0" meta:image-count="0" meta:object-count="0" meta:page-count="4" meta:paragraph-count="61" meta:word-count="1683" meta:character-count="10184" meta:non-whitespace-character-count="8559"/>
  </office:meta>
</office:document-meta>
</file>